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35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H2"/>
      <style:map style:condition="cell-content()=&quot;paraphrase&quot;" style:apply-style-name="Untitled2" style:base-cell-address="Sheet1.H2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Assessment</text:p>
          </table:table-cell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rardo di Toul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it.en</text:p>
          </table:table-cell>
          <table:table-cell office:value-type="float" office:value="0.204124145231932" calcext:value-type="float">
            <text:p>0.204124145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1.1111111111111" calcext:value-type="float">
            <text:p>11.11111111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it.en</text:p>
          </table:table-cell>
          <table:table-cell office:value-type="float" office:value="0.258198889747161" calcext:value-type="float">
            <text:p>0.258198889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de.it</text:p>
          </table:table-cell>
          <table:table-cell office:value-type="float" office:value="0.272727272727273" calcext:value-type="float">
            <text:p>0.27272727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66.6666666666667" calcext:value-type="float">
            <text:p>6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it.en</text:p>
          </table:table-cell>
          <table:table-cell office:value-type="float" office:value="0.29649972666444" calcext:value-type="float">
            <text:p>0.29649972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it.fr</text:p>
          </table:table-cell>
          <table:table-cell office:value-type="float" office:value="0.356348322549899" calcext:value-type="float">
            <text:p>0.35634832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it.en</text:p>
          </table:table-cell>
          <table:table-cell office:value-type="float" office:value="0.591607978309962" calcext:value-type="float">
            <text:p>0.59160797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de.it</text:p>
          </table:table-cell>
          <table:table-cell office:value-type="float" office:value="0.624037720753383" calcext:value-type="float">
            <text:p>0.624037720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84.6153846153846" calcext:value-type="float">
            <text:p>84.615384615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de.it</text:p>
          </table:table-cell>
          <table:table-cell office:value-type="float" office:value="0.629940788348712" calcext:value-type="float">
            <text:p>0.629940788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it.en</text:p>
          </table:table-cell>
          <table:table-cell office:value-type="float" office:value="0.674199862463242" calcext:value-type="float">
            <text:p>0.674199862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it.en</text:p>
          </table:table-cell>
          <table:table-cell office:value-type="float" office:value="0.676123403782813" calcext:value-type="float">
            <text:p>0.67612340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.0769230769231" calcext:value-type="float">
            <text:p>23.076923076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it.fr</text:p>
          </table:table-cell>
          <table:table-cell office:value-type="float" office:value="0.680413817439772" calcext:value-type="float">
            <text:p>0.680413817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44.4444444444444" calcext:value-type="float">
            <text:p>44.444444444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de.it</text:p>
          </table:table-cell>
          <table:table-cell office:value-type="float" office:value="0.707106781186547" calcext:value-type="float">
            <text:p>0.70710678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it.en</text:p>
          </table:table-cell>
          <table:table-cell office:value-type="float" office:value="0.711286759159019" calcext:value-type="float">
            <text:p>0.711286759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35.2941176470588" calcext:value-type="float">
            <text:p>35.294117647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de.it</text:p>
          </table:table-cell>
          <table:table-cell office:value-type="float" office:value="0.725240667622842" calcext:value-type="float">
            <text:p>0.72524066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73.1707317073171" calcext:value-type="float">
            <text:p>73.1707317073</text:p>
          </table:table-cell>
          <table:table-cell office:value-type="float" office:value="90.9090909090909" calcext:value-type="float">
            <text:p>90.909090909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de.it</text:p>
          </table:table-cell>
          <table:table-cell office:value-type="float" office:value="0.727606875108999" calcext:value-type="float">
            <text:p>0.7276068751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8.9041095890411" calcext:value-type="float">
            <text:p>8.904109589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it.en</text:p>
          </table:table-cell>
          <table:table-cell office:value-type="float" office:value="0.750651890605469" calcext:value-type="float">
            <text:p>0.750651890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3.77358490566038" calcext:value-type="float">
            <text:p>3.77358490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it.fr</text:p>
          </table:table-cell>
          <table:table-cell office:value-type="float" office:value="0.755928946018454" calcext:value-type="float">
            <text:p>0.7559289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de.it</text:p>
          </table:table-cell>
          <table:table-cell office:value-type="float" office:value="0.790569415042095" calcext:value-type="float">
            <text:p>0.79056941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51.7241379310345" calcext:value-type="float">
            <text:p>51.724137931</text:p>
          </table:table-cell>
          <table:table-cell office:value-type="float" office:value="85.7142857142857" calcext:value-type="float">
            <text:p>85.714285714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it.en</text:p>
          </table:table-cell>
          <table:table-cell office:value-type="float" office:value="0.866025403784439" calcext:value-type="float">
            <text:p>0.866025403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7.7777777777778" calcext:value-type="float">
            <text:p>77.7777777778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de.it</text:p>
          </table:table-cell>
          <table:table-cell office:value-type="float" office:value="0.912870929175277" calcext:value-type="float">
            <text:p>0.912870929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92.3076923076923" calcext:value-type="float">
            <text:p>92.3076923077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lonna di Igel</text:p>
          </table:table-cell>
          <table:table-cell office:value-type="string" calcext:value-type="string">
            <text:p>de.i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8.75" calcext:value-type="float">
            <text:p>68.75</text:p>
          </table:table-cell>
          <table:table-cell office:value-type="float" office:value="82.5" calcext:value-type="float">
            <text:p>82.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de.i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it.f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7.7777777777778" calcext:value-type="float">
            <text:p>77.7777777778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yes</text:p>
          </table:table-cell>
        </table:table-row>
        <calcext:conditional-formats>
          <calcext:conditional-format calcext:target-range-address="Sheet1.H2:Sheet1.L31">
            <calcext:condition calcext:apply-style-name="Untitled1" calcext:value="=&quot;yes&quot;" calcext:base-cell-address="Sheet1.H2"/>
            <calcext:condition calcext:apply-style-name="Untitled2" calcext:value="=&quot;paraphrase&quot;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3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57:47.266854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1:01:53.272551873</dc:date>
    <meta:generator>LibreOffice/4.2.8.2$Linux_X86_64 LibreOffice_project/420m0$Build-2</meta:generator>
    <meta:editing-duration>PT1M10S</meta:editing-duration>
    <meta:editing-cycles>4</meta:editing-cycles>
    <meta:document-statistic meta:table-count="1" meta:cell-count="372" meta:object-count="0"/>
  </office:meta>
</office:document-meta>
</file>